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25204" officeooo:paragraph-rsid="00025204"/>
    </style:style>
    <style:style style:name="P2" style:family="paragraph" style:parent-style-name="Standard">
      <style:text-properties officeooo:rsid="00039e86" officeooo:paragraph-rsid="00039e86"/>
    </style:style>
    <style:style style:name="P3" style:family="paragraph" style:parent-style-name="Standard">
      <style:text-properties officeooo:rsid="00039e86" officeooo:paragraph-rsid="0007931d"/>
    </style:style>
    <style:style style:name="P4" style:family="paragraph" style:parent-style-name="Standard">
      <style:text-properties officeooo:rsid="000519b3" officeooo:paragraph-rsid="000519b3"/>
    </style:style>
    <style:style style:name="P5" style:family="paragraph" style:parent-style-name="Standard">
      <style:text-properties officeooo:rsid="000aa311" officeooo:paragraph-rsid="000aa311"/>
    </style:style>
    <style:style style:name="P6" style:family="paragraph" style:parent-style-name="Standard">
      <style:text-properties officeooo:rsid="000be174" officeooo:paragraph-rsid="000be174"/>
    </style:style>
    <style:style style:name="P7" style:family="paragraph" style:parent-style-name="Standard">
      <style:text-properties officeooo:rsid="000c42e9" officeooo:paragraph-rsid="000c42e9"/>
    </style:style>
    <style:style style:name="P8" style:family="paragraph" style:parent-style-name="Standard">
      <style:text-properties officeooo:rsid="000c42e9" officeooo:paragraph-rsid="000e517e"/>
    </style:style>
    <style:style style:name="P9" style:family="paragraph" style:parent-style-name="Standard">
      <style:text-properties officeooo:rsid="000c42e9" officeooo:paragraph-rsid="0018516a"/>
    </style:style>
    <style:style style:name="P10" style:family="paragraph" style:parent-style-name="Standard">
      <style:text-properties officeooo:rsid="000e2d8c" officeooo:paragraph-rsid="000c42e9"/>
    </style:style>
    <style:style style:name="P11" style:family="paragraph" style:parent-style-name="Standard">
      <style:text-properties officeooo:rsid="000e2d8c" officeooo:paragraph-rsid="000e2d8c"/>
    </style:style>
    <style:style style:name="P12" style:family="paragraph" style:parent-style-name="Standard">
      <style:text-properties officeooo:rsid="000e2d8c" officeooo:paragraph-rsid="0016c9dd"/>
    </style:style>
    <style:style style:name="P13" style:family="paragraph" style:parent-style-name="Standard">
      <style:text-properties officeooo:rsid="000e517e" officeooo:paragraph-rsid="000e517e"/>
    </style:style>
    <style:style style:name="P14" style:family="paragraph" style:parent-style-name="Standard">
      <style:text-properties officeooo:rsid="000e517e" officeooo:paragraph-rsid="000f4dc3"/>
    </style:style>
    <style:style style:name="P15" style:family="paragraph" style:parent-style-name="Standard">
      <style:text-properties officeooo:rsid="000f4dc3" officeooo:paragraph-rsid="000f4dc3"/>
    </style:style>
    <style:style style:name="P16" style:family="paragraph" style:parent-style-name="Standard">
      <style:text-properties officeooo:rsid="001122b2" officeooo:paragraph-rsid="001122b2"/>
    </style:style>
    <style:style style:name="P17" style:family="paragraph" style:parent-style-name="Standard">
      <style:text-properties fo:color="#0000ff" officeooo:rsid="000aa311" officeooo:paragraph-rsid="000aa311"/>
    </style:style>
    <style:style style:name="P18" style:family="paragraph" style:parent-style-name="Standard">
      <style:text-properties fo:color="#0000ff" officeooo:rsid="000be174" officeooo:paragraph-rsid="000be174"/>
    </style:style>
    <style:style style:name="P19" style:family="paragraph" style:parent-style-name="Standard">
      <style:text-properties fo:color="#0000ff" officeooo:rsid="000c42e9" officeooo:paragraph-rsid="0018516a"/>
    </style:style>
    <style:style style:name="P20" style:family="paragraph" style:parent-style-name="Standard">
      <style:text-properties officeooo:rsid="0016c9dd" officeooo:paragraph-rsid="0016c9dd"/>
    </style:style>
    <style:style style:name="P21" style:family="paragraph" style:parent-style-name="Standard">
      <style:text-properties officeooo:rsid="001f6401" officeooo:paragraph-rsid="001f6401"/>
    </style:style>
    <style:style style:name="P22" style:family="paragraph" style:parent-style-name="Standard">
      <style:text-properties fo:font-weight="bold" officeooo:rsid="001f6401" officeooo:paragraph-rsid="001f6401" style:font-weight-asian="bold" style:font-weight-complex="bold"/>
    </style:style>
    <style:style style:name="P23" style:family="paragraph" style:parent-style-name="Standard">
      <style:text-properties fo:font-weight="bold" officeooo:rsid="0020dbce" officeooo:paragraph-rsid="0020dbce" style:font-weight-asian="bold" style:font-weight-complex="bold"/>
    </style:style>
    <style:style style:name="T1" style:family="text">
      <style:text-properties officeooo:rsid="0006d708"/>
    </style:style>
    <style:style style:name="T2" style:family="text">
      <style:text-properties officeooo:rsid="000e2d8c"/>
    </style:style>
    <style:style style:name="T3" style:family="text">
      <style:text-properties officeooo:rsid="000e517e"/>
    </style:style>
    <style:style style:name="T4" style:family="text">
      <style:text-properties officeooo:rsid="000f4dc3"/>
    </style:style>
    <style:style style:name="T5" style:family="text">
      <style:text-properties officeooo:rsid="00126762"/>
    </style:style>
    <style:style style:name="T6" style:family="text">
      <style:text-properties officeooo:rsid="0018516a"/>
    </style:style>
    <style:style style:name="T7" style:family="text">
      <style:text-properties officeooo:rsid="001c9f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본선 설명회</text:p>
      <text:p text:style-name="P1">3바퀴 돌고 주차해야함(3바퀴 돌기 전에 하면 실격)</text:p>
      <text:p text:style-name="P1"/>
      <text:p text:style-name="P1">횡단보도의 정지선을 차가 넘어가면 감점</text:p>
      <text:p text:style-name="P1"/>
      <text:p text:style-name="P1">횡단보도 직접만들어보면서 테스트 해보기</text:p>
      <text:p text:style-name="P1"/>
      <text:p text:style-name="P1">주차 p의 이미지를 인식해도 되고 </text:p>
      <text:p text:style-name="P1"/>
      <text:p text:style-name="P1">표지판에서 벽 사이에서 주차하러 들어가야함. 규격이 있으니까 흰색 테이프나 종이를 이용해서 직접 만들어서 해보기</text:p>
      <text:p text:style-name="P1"/>
      <text:p text:style-name="P1">주차하면서 블록 3개를 쓰러트리면 안됨</text:p>
      <text:p text:style-name="P1"/>
      <text:p text:style-name="P1"/>
      <text:p text:style-name="P1"/>
      <text:p text:style-name="P1">보드 전원누르고 빨간 버튼 누르고 초록색 버튼 누르면 와이파이 연결</text:p>
      <text:p text:style-name="P2">vnc연결해서 ( 연결 안되면 보드에 리셋버튼 누르기)</text:p>
      <text:p text:style-name="P2">-비번=nvidia</text:p>
      <text:p text:style-name="P2">-화면 크기 확장 누르면 640*480에서 1000*1000이 되니까 이걸로 하기</text:p>
      <text:p text:style-name="P2">파란버튼 누르면 모터 전원 켜기</text:p>
      <text:p text:style-name="P2"/>
      <text:p text:style-name="P2">충전-보통 16v로 배터리 충전 / 배터리 쓰기 싫을 때가 생긴다 그때는 19v짜리를 직접 보드에 연결해 충전</text:p>
      <text:p text:style-name="P2">(충전 중일때 배터리가 점점 차오르는 모양을 함)</text:p>
      <text:p text:style-name="P2">모터 배터리 충전 중일때- 충전 안할때는 빨강 / 충전 중일때 초록색 깜빡깜빡 / 완충시 초록불빛 계속됨</text:p>
      <text:p text:style-name="P2"/>
      <text:p text:style-name="P2">스피드 조절</text:p>
      <text:p text:style-name="P3">xycar_ws/src/auto_drive/src에 들어가서</text:p>
      <text:p text:style-name="P2">gedit ./hough_drive_a2.py의 232줄 angle 옆에 4를 바꾸면 스피드 조절</text:p>
      <text:p text:style-name="P2"/>
      <text:p text:style-name="P2"/>
      <text:p text:style-name="P2">노출값(카메라)</text:p>
      <text:p text:style-name="P4">바탕화면에 노출값 확인에서 확</text:p>
      <text:p text:style-name="P4">디렉토리 xycar_ws/src/auto_drive/launch에서</text:p>
      <text:p text:style-name="P4">cam_tune.launch파일 열기-’exposure’값을 변경</text:p>
      <text:p text:style-name="P4"/>
      <text:p text:style-name="P4">바탕화면</text:p>
      <text:p text:style-name="P4">-카메라 위치 조정→<text:span text:style-name="T1"> 팀끼리 각자 눈격자를 통해서 조정</text:span></text:p>
      <text:p text:style-name="P4">-뷰어실행 →<text:span text:style-name="T1"> imu, 라이다, 카메라</text:span></text:p>
      <text:p text:style-name="P4">-자율주행 →<text:span text:style-name="T1"> 차선따라 자율주행함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<text:span text:style-name="T7">0819 스터디</text:span></text:p>
      <text:p text:style-name="P5">cd Desktop</text:p>
      <text:p text:style-name="P5">ls</text:p>
      <text:p text:style-name="P5">gedit x0.desktop</text:p>
      <text:p text:style-name="P5">실제 하는것은 <text:span text:style-name="T5">E</text:span>xec / <text:span text:style-name="T5">Name이 실제 우리가 바탕화면에서 보는 이름</text:span></text:p>
      <text:p text:style-name="P5"/>
      <text:p text:style-name="P5">-x1.sh 에서 가장중요한거는 맨 아래 roslaunch</text:p>
      <text:p text:style-name="P5"/>
      <text:p text:style-name="P5">-x2.sh=자율주행</text:p>
      <text:p text:style-name="P5">roscd auto_drive로 해서 들어가면 빨리 경로로 들어갈 수 있음</text:p>
      <text:p text:style-name="P5">motor는 include해서 실행되고 있음</text:p>
      <text:p text:style-name="P17">여기서 <text:span text:style-name="T5">width, height변경</text:span></text:p>
      <text:p text:style-name="P9">hough_drive_a2.launch</text:p>
      <text:p text:style-name="P9">640*480은 화각이 굉장히 작을텐데 이걸 조정해서 알맞게 하기</text:p>
      <text:p text:style-name="P9">img_sub라는변수에 640*480이미지가 들어옴</text:p>
      <text:p text:style-name="P9">h,w,c=img.shape[]해주면 일일히 안바꿔줘도 됨</text:p>
      <text:p text:style-name="P6"/>
      <text:p text:style-name="P6">rqt_graph해서 보면 실행되는 것을 전체적으로 볼 수 있음</text:p>
      <text:p text:style-name="P6"/>
      <text:p text:style-name="P6">auto_drive 노드만 보면될듯!</text:p>
      <text:p text:style-name="P6"/>
      <text:p text:style-name="P6">msg는 xycar_ws/src/xycar_motor/msg 에서 gedit xycar_motor.msg에 들어가면</text:p>
      <text:p text:style-name="P18">int라고 써있는데 이거 float으로 바꾸면 더 정밀하게 하기!</text:p>
      <text:p text:style-name="P6">바꾸기전에 vesc에선 뭘로 받을까?!</text:p>
      <text:p text:style-name="P6">xycar_motor_a2에 들어가보자</text:p>
      <text:p text:style-name="P6"/>
      <text:p text:style-name="P7">-hough_drive_a2.py</text:p>
      <text:p text:style-name="P7">hough로 되어 있는데 그거 slidewindow로 바꿔도 되고 pid빠져있으니까 그거 추가해도됨!</text:p>
      <text:p text:style-name="P7"/>
      <text:p text:style-name="P7">-라이다 데이터<text:span text:style-name="T2">(xycar_lidar.launch)</text:span></text:p>
      <text:p text:style-name="P12">rostopic list에서 무슨 토픽있는지 보고</text:p>
      <text:p text:style-name="P12">클러스터링을 통해서 장애물인지를 판단</text:p>
      <text:p text:style-name="P11">obstacle_detector패키지로 하면</text:p>
      <text:p text:style-name="P7"/>
      <text:p text:style-name="P7">-<text:span text:style-name="T3">obstacle_detector패키지</text:span></text:p>
      <text:p text:style-name="P7">깔아서 쓰기(<text:span text:style-name="T3">armao,,, c++도 깔아서 써야함)</text:span></text:p>
      <text:p text:style-name="P10"/>
      <text:p text:style-name="P11">-인터넷/wifi 사용하기</text:p>
      <text:p text:style-name="P20">sudo vim /etc/modprobe.d/bcmdhd.conf해서 세번째꺼<text:span text:style-name="T2"> 주석처리 하고 재부팅 후 와이파이 연결하면 됨</text:span></text:p>
      <text:p text:style-name="P11">그럼 vnc는?!</text:p>
      <text:p text:style-name="P13">xycar에서 ifconfig에서 wlan0 번호 보기</text:p>
      <text:p text:style-name="P7">내p<text:span text:style-name="T3">c에서 연결하려면 같은 wifi여야함.</text:span></text:p>
      <text:p text:style-name="P13">이제 vnc켜서 xycar에 ifconfig되어있던 번호 치면 끝!</text:p>
      <text:p text:style-name="P13">→ 같은 네트워크 안에 있으면 됨</text:p>
      <text:p text:style-name="P13"/>
      <text:p text:style-name="P8"/>
      <text:p text:style-name="P19">1000*1000이 꾸지니까 내 화면에 맞춰서 하기-→<text:span text:style-name="T6"> 1920*1080으로 바꿨음</text:span></text:p>
      <text:p text:style-name="P9"/>
      <text:p text:style-name="P9"><text:soft-page-break/></text:p>
      <text:p text:style-name="P9">지금 <text:span text:style-name="T4">calibration이 빠져있으니까 작년 xycar에서 빼가기(카메라 왜곡)</text:span></text:p>
      <text:p text:style-name="P9"/>
      <text:p text:style-name="P13">-파일 보내주기</text:p>
      <text:p text:style-name="P15">scp는 무조건 로컬에서 하기! nvidia에서 보내려면 로컬 컴퓨터 ip주소를 알아야하기 때문임</text:p>
      <text:p text:style-name="P15">cp랑 같은 명령어임</text:p>
      <text:p text:style-name="P15">ssh 연결되어있을 때 cp해주는 것이 scp</text:p>
      <text:p text:style-name="P15">nvidia→내 로컬 : 내 로컬에서 scp <text:a xlink:type="simple" xlink:href="mailto:nvidia@10.42.0.1" text:style-name="Internet_20_link" text:visited-style-name="Visited_20_Internet_20_Link">nvidia@10.42.0.1</text:a>:~/Desktop/vnc_up ~/Desktop으로 하면 끝!</text:p>
      <text:p text:style-name="P14">내 로컬 → <text:span text:style-name="T4">nvidia : 내 로컬에서 scp copy nvidia@ </text:span><text:a xlink:type="simple" xlink:href="mailto:nvidia@10.42.0.1" text:style-name="Internet_20_link" text:visited-style-name="Visited_20_Internet_20_Link"><text:span text:style-name="T4">10.42.0.1</text:span></text:a><text:span text:style-name="T4">:~/Desktop 하면 됨(copy가 내 로컬에서 보내주고 싶은 파일)</text:span></text:p>
      <text:p text:style-name="P8"/>
      <text:p text:style-name="P7">-리부팅할때</text:p>
      <text:p text:style-name="P7">터미널에 <text:span text:style-name="T3">reboot쳐주면 됨</text:span></text:p>
      <text:p text:style-name="P7"/>
      <text:p text:style-name="P15">vesc/vesc_driver/yaml/vesc.yaml</text:p>
      <text:p text:style-name="P15">에서 offset을 맞춰줘야함! - 조이스틱을 써서 직진시켜서 맞춰보기</text:p>
      <text:p text:style-name="P15">speed max도 바꿔주기! 작년에는 3만으로 바꿨음</text:p>
      <text:p text:style-name="P15"/>
      <text:p text:style-name="P16">xycar_motor_a2.lauch 에도 param angle_offset을 바꿔도 됨</text:p>
      <text:p text:style-name="P16">==&gt; 뭐가 되었든간에 조향 맞춰줘야함!!!</text:p>
      <text:p text:style-name="P21"/>
      <text:p text:style-name="P21"/>
      <text:p text:style-name="P21">wifi비밀번호 바꿔서 안털리게 하기!</text:p>
      <text:p text:style-name="P21"/>
      <text:p text:style-name="P21"/>
      <text:p text:style-name="P21"/>
      <text:p text:style-name="P22">금요일에 할 것</text:p>
      <text:p text:style-name="P22">-오늘 들은 것 설명</text:p>
      <text:p text:style-name="P22">-허프라인 빼고 슬라이딩 윈도우 넣어보기</text:p>
      <text:p text:style-name="P23">-pid 넣어보기</text:p>
      <text:p text:style-name="P23">-작년 xycar에서 calibration빼오기</text:p>
      <text:p text:style-name="P23">-obstacle_detector넣기</text:p>
      <text:p text:style-name="P23">-offset은 자주스 열리면 하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1:17:15.259535141</meta:creation-date>
    <dc:date>2020-08-19T18:57:10.968547811</dc:date>
    <meta:editing-duration>PT1H7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84" meta:word-count="1214" meta:character-count="2354" meta:non-whitespace-character-count="2008"/>
  </office:meta>
</office:document-meta>
</file>